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52c"/>
    </style:style>
    <style:style style:name="P2" style:family="paragraph" style:parent-style-name="Standard">
      <style:text-properties officeooo:rsid="000e052c" officeooo:paragraph-rsid="000e052c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0e052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e052c" officeooo:paragraph-rsid="000e052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f9934" officeooo:paragraph-rsid="000f993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0f9934" officeooo:paragraph-rsid="0013495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f9934" officeooo:paragraph-rsid="00158fb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1504f" officeooo:paragraph-rsid="0011504f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e052c" officeooo:paragraph-rsid="000e052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fo:font-weight="bold" officeooo:rsid="000e052c" officeooo:paragraph-rsid="000e052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f9934" officeooo:paragraph-rsid="000f993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0f9934" officeooo:paragraph-rsid="00114da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0f9934" officeooo:paragraph-rsid="0011504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0f9934" officeooo:paragraph-rsid="0013495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00f9934" officeooo:paragraph-rsid="00114da7" style:font-size-asian="14pt" style:font-weight-asian="normal" style:font-size-complex="14pt" style:font-weight-complex="normal"/>
    </style:style>
    <style:style style:name="P16" style:family="paragraph" style:parent-style-name="Standard">
      <style:text-properties officeooo:rsid="000f9934" officeooo:paragraph-rsid="000f9934"/>
    </style:style>
    <style:style style:name="P17" style:family="paragraph" style:parent-style-name="Standard">
      <style:text-properties officeooo:paragraph-rsid="00114da7"/>
    </style:style>
    <style:style style:name="P18" style:family="paragraph" style:parent-style-name="Standard">
      <style:text-properties fo:font-size="12pt" style:text-underline-style="none" fo:font-weight="normal" officeooo:paragraph-rsid="00114da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f9934" officeooo:paragraph-rsid="00114da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0f9934" officeooo:paragraph-rsid="0013495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1504f" officeooo:paragraph-rsid="0011504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0f9934" officeooo:paragraph-rsid="00134959" style:font-size-asian="10.5pt" style:font-weight-asian="normal" style:font-size-complex="12pt" style:font-weight-complex="normal"/>
    </style:style>
    <style:style style:name="T1" style:family="text">
      <style:text-properties officeooo:rsid="000e052c"/>
    </style:style>
    <style:style style:name="T2" style:family="text">
      <style:text-properties officeooo:rsid="000f9934"/>
    </style:style>
    <style:style style:name="T3" style:family="text">
      <style:text-properties fo:font-size="16pt" style:text-underline-style="solid" style:text-underline-width="auto" style:text-underline-color="font-color" fo:font-weight="bold" officeooo:rsid="000f9934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14da7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14da7" style:font-size-asian="16pt" style:font-weight-asian="bol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993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f99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1349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1.len(string)</text:span></text:p>
      <text:p text:style-name="P1"/>
      <text:p text:style-name="P1">#demo of len(string)</text:p>
      <text:p text:style-name="Standard">s='Learning python is fun!'</text:p>
      <text:p text:style-name="Standard">print("Length of", s, "is", len(s))</text:p>
      <text:p text:style-name="Standard"/>
      <text:p text:style-name="P10">output</text:p>
      <text:p text:style-name="P2">Length of Learning python is fun! is 23</text:p>
      <text:p text:style-name="Standard"/>
      <text:p text:style-name="P3"><text:span text:style-name="T1">2. lower()</text:span></text:p>
      <text:p text:style-name="P1">#demoof lower()</text:p>
      <text:p text:style-name="Standard">s= 'Learning python is fun!'</text:p>
      <text:p text:style-name="Standard">print(s.lower())</text:p>
      <text:p text:style-name="Standard"/>
      <text:p text:style-name="P10">output</text:p>
      <text:p text:style-name="Standard">learning python is fun!</text:p>
      <text:p text:style-name="Standard"/>
      <text:p text:style-name="P3"><text:span text:style-name="T1">3.upper()</text:span></text:p>
      <text:p text:style-name="P1">#demo of upper()</text:p>
      <text:p text:style-name="Standard">s= 'Learning python is fun!'</text:p>
      <text:p text:style-name="Standard">print(s.upper())</text:p>
      <text:p text:style-name="Standard"/>
      <text:p text:style-name="P10">output</text:p>
      <text:p text:style-name="P2">LEARNING PYTHON IS FUN!</text:p>
      <text:p text:style-name="Standard"/>
      <text:p text:style-name="P4">4.swapcase()</text:p>
      <text:p text:style-name="Standard">#demo of swapcase()</text:p>
      <text:p text:style-name="Standard">s= 'Learning python is fun!'</text:p>
      <text:p text:style-name="Standard">print(s.swapcase())</text:p>
      <text:p text:style-name="Standard"/>
      <text:p text:style-name="P10">output</text:p>
      <text:p text:style-name="P2">lEARNING PYTHON IS FUN!</text:p>
      <text:p text:style-name="Standard"/>
      <text:p text:style-name="P3"><text:span text:style-name="T1">5.capitalize()</text:span></text:p>
      <text:p text:style-name="P1">#demo of capitalise()</text:p>
      <text:p text:style-name="Standard">s= 'Learning python is fun!'</text:p>
      <text:p text:style-name="Standard">print (s.capitalize())</text:p>
      <text:p text:style-name="Standard"/>
      <text:p text:style-name="P10">output</text:p>
      <text:p text:style-name="P2">Learning python is fun!</text:p>
      <text:p text:style-name="Standard"/>
      <text:p text:style-name="Standard"/>
      <text:p text:style-name="P3"><text:span text:style-name="T1">6.title()</text:span></text:p>
      <text:p text:style-name="P1">#demo of title()</text:p>
      <text:p text:style-name="Standard">s= 'Learning python is fun!'</text:p>
      <text:p text:style-name="Standard">print(s.title())</text:p>
      <text:p text:style-name="Standard"/>
      <text:p text:style-name="P9">output</text:p>
      <text:p text:style-name="P2"><text:soft-page-break/>Learning Python Is Fun!</text:p>
      <text:p text:style-name="P2"/>
      <text:p text:style-name="P5">7.lstrip()</text:p>
      <text:p text:style-name="P16">#demo of lstrip(()</text:p>
      <text:p text:style-name="P16">s= ' <text:s text:c="7"/>learning python is fun!'</text:p>
      <text:p text:style-name="P16">print(s.lstrip())</text:p>
      <text:p text:style-name="P16">s='*******learning python is fun!'</text:p>
      <text:p text:style-name="P16">print(s.lstrip('*'))</text:p>
      <text:p text:style-name="P16"/>
      <text:p text:style-name="P16"/>
      <text:p text:style-name="P16"/>
      <text:p text:style-name="P11">output</text:p>
      <text:p text:style-name="P16">learning python is fun!</text:p>
      <text:p text:style-name="P16">learning python is fun!</text:p>
      <text:p text:style-name="P17"><text:line-break/><text:span text:style-name="T4">8</text:span><text:span text:style-name="T3">.</text:span><text:span text:style-name="T4">r</text:span><text:span text:style-name="T3">strip()</text:span></text:p>
      <text:p text:style-name="P17"><text:span text:style-name="T3"/></text:p>
      <text:p text:style-name="P18"><text:span text:style-name="T2">#demo of rstrip()</text:span></text:p>
      <text:p text:style-name="P18"><text:span text:style-name="T2">s= 'learning python is fun!'</text:span></text:p>
      <text:p text:style-name="P18"><text:span text:style-name="T2">print(s.rstrip())</text:span></text:p>
      <text:p text:style-name="P18"><text:span text:style-name="T2">s='learning python is fun!********'</text:span></text:p>
      <text:p text:style-name="P18"><text:span text:style-name="T2">print(s.rstrip('*'))</text:span></text:p>
      <text:p text:style-name="P18"/>
      <text:p text:style-name="P12">output</text:p>
      <text:p text:style-name="P19">learning python is fun!</text:p>
      <text:p text:style-name="P19">learning python is fun!</text:p>
      <text:p text:style-name="P15"/>
      <text:p text:style-name="P8">9.strip()</text:p>
      <text:p text:style-name="P8"/>
      <text:p text:style-name="P21">#demo of strip()</text:p>
      <text:p text:style-name="P21">s= ' <text:s text:c="2"/>learning python is fun!'</text:p>
      <text:p text:style-name="P21">print(s.strip())</text:p>
      <text:p text:style-name="P21">s='learning python is fun!********'</text:p>
      <text:p text:style-name="P21">print(s.strip('*'))</text:p>
      <text:p text:style-name="P21"/>
      <text:p text:style-name="P13">output<text:line-break/><text:span text:style-name="T9">learning python is fun!</text:span></text:p>
      <text:p text:style-name="P20">learning python is fun! <text:line-break/></text:p>
      <text:p text:style-name="P6"/>
      <text:p text:style-name="P6"><text:span text:style-name="T10">10.</text:span>max(str)</text:p>
      <text:p text:style-name="P20"/>
      <text:p text:style-name="P20">#demo of max(str)()</text:p>
      <text:p text:style-name="P20">s= 'Learning python is fun!'</text:p>
      <text:p text:style-name="P20">print('maximum charater is :', max(s))</text:p>
      <text:p text:style-name="P20"/>
      <text:p text:style-name="P14">output</text:p>
      <text:p text:style-name="P20">maximum charater is : y</text:p>
      <text:p text:style-name="P20"/>
      <text:p text:style-name="P6"><text:soft-page-break/><text:span text:style-name="T10">11.</text:span>m<text:span text:style-name="T10">in</text:span>(str)</text:p>
      <text:p text:style-name="P6"/>
      <text:p text:style-name="P20">#demo of min(str)()</text:p>
      <text:p text:style-name="P20">s= 'Learning python is fun!'</text:p>
      <text:p text:style-name="P20">print('minimum charater is :', min(s))</text:p>
      <text:p text:style-name="P20"/>
      <text:p text:style-name="P20"/>
      <text:p text:style-name="P14">output</text:p>
      <text:p text:style-name="P14"/>
      <text:p text:style-name="P20">minimum charater is :</text:p>
      <text:p text:style-name="P20"/>
      <text:p text:style-name="P20"/>
      <text:p text:style-name="P20"/>
      <text:p text:style-name="P7"><text:span text:style-name="T10">14.</text:span>m<text:span text:style-name="T10">in</text:span>(str)</text:p>
      <text:p text:style-name="P20"/>
      <text:p text:style-name="P6">s="This is very new.this is good"</text:p>
      <text:p text:style-name="P6">print(s.replace('is', 'was'))</text:p>
      <text:p text:style-name="P6">print(s.replace('is', 'was', 2))</text:p>
      <text:p text:style-name="P6"/>
      <text:p text:style-name="P6"/>
      <text:p text:style-name="P6">s="This is very new.this is good"</text:p>
      <text:p text:style-name="P6">print(s.replace('is', 'was'))</text:p>
      <text:p text:style-name="P6">print(s.replace('is', 'was', 2))</text:p>
      <text:p text:style-name="P6"/>
      <text:p text:style-name="P6">s="This is python programming"</text:p>
      <text:p text:style-name="P6">print(s.center(30, '*'))</text:p>
      <text:p text:style-name="P6">print(s.center(30))</text:p>
      <text:p text:style-name="P6"/>
      <text:p text:style-name="P6">s="This is python programming"</text:p>
      <text:p text:style-name="P6">print(s.rjust(30, '*'))</text:p>
      <text:p text:style-name="P6">print(s.rjust(30))</text:p>
      <text:p text:style-name="P6"/>
      <text:p text:style-name="P6"/>
      <text:p text:style-name="P6"/>
      <text:p text:style-name="P22">Thwas was very new.thwas was good</text:p>
      <text:p text:style-name="P22">Thwas was very new.this is good</text:p>
      <text:p text:style-name="P22">**This is python programming**</text:p>
      <text:p text:style-name="P22"><text:s text:c="2"/>This is python programming <text:s/></text:p>
      <text:p text:style-name="P22">****This is python programming</text:p>
      <text:p text:style-name="P22"><text:s text:c="4"/>This is python programming</text:p>
      <text:p text:style-name="P22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4:17:27.480541165</meta:creation-date>
    <dc:date>2021-11-16T15:43:26.258707353</dc:date>
    <meta:editing-duration>PT1H2M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277" meta:character-count="1982" meta:non-whitespace-character-count="1778"/>
  </office:meta>
</office:document-meta>
</file>